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a xlink:href="https://www.youtube.com/watch?v=G8KJWONEeGo&amp;feature=emb_title" office:target-frame-name="_top" xlink:show="replace">https://www.youtube.com/watch?v=G8KJWONEeGo&amp;feature=emb_title</text:a></text:p>
      <text:p text:style-name="Standard"/>
      <text:p text:style-name="Standard"/>
      <text:p text:style-name="Standard"><text:a xlink:href="https://arrow.tudublin.ie/cgi/viewcontent.cgi?article=1204&amp;context=itbj" office:target-frame-name="_top" xlink:show="replace">https://arrow.tudublin.ie/cgi/viewcontent.cgi?article=1204&amp;context=itbj</text:a></text:p>
      <text:p text:style-name="Standard"/>
      <text:p text:style-name="Standard"><text:a xlink:href="https://www.youtube.com/watch?v=AKKpPmxx07w" office:target-frame-name="_top" xlink:show="replace"><text:span text:style-name="Hyperlink">https://www.youtube.com/watch?v=AKKpPmxx07w</text:span></text:a></text:p>
      <text:p text:style-name="Standard"/>
      <text:p text:style-name="Standard"/>
      <text:p text:style-name="P2">Models &amp; Assets</text:p>
      <text:p text:style-name="P3"/>
      <text:p text:style-name="Standard">https://www.kenney.nl/assets/animated-characte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HEW BROWN</meta:initial-creator>
    <dc:creator>MATHEW BROWN</dc:creator>
    <meta:creation-date>2020-03-06T13:36:00Z</meta:creation-date>
    <dc:date>2020-03-09T16:50:00Z</dc:date>
    <meta:template xlink:href="Normal" xlink:type="simple"/>
    <meta:editing-cycles>5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1" meta:character-count="476" meta:row-count="3" meta:non-whitespace-character-count="406"/>
  </office:meta>
</office:document-meta>
</file>